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cm" svg:height="1cm" svg:x="9.5cm" svg:y="1.5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1.5cm" svg:y1="2.5cm" svg:x2="11.5cm" svg:y2="3.5cm">
          <text:p text:style-name="P4"/>
        </draw:line>
        <draw:line draw:style-name="gr2" draw:text-style-name="P3" draw:layer="layout" svg:x1="11.5cm" svg:y1="5cm" svg:x2="11.5cm" svg:y2="6cm">
          <text:p text:style-name="P4"/>
        </draw:line>
        <draw:custom-shape draw:style-name="gr1" draw:text-style-name="P2" draw:id="id5" draw:layer="layout" svg:width="2cm" svg:height="2cm" svg:x="7cm" svg:y="11.999cm">
          <text:p text:style-name="P1"><text:span text:style-name="T1">nota &lt; 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4" draw:layer="layout" svg:width="1cm" svg:height="1cm" svg:x="7.5cm" svg:y="15.4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svg:x1="10.5cm" svg:y1="6.999cm" svg:x2="7.999cm" svg:y2="7.999cm" draw:start-shape="id1" draw:start-glue-point="5" draw:end-shape="id2" draw:end-glue-point="5" svg:d="m10500 6999h-2501v1000">
          <text:p text:style-name="P4"/>
        </draw:connector>
        <draw:connector draw:style-name="gr2" draw:text-style-name="P3" draw:layer="layout" svg:x1="5.249cm" svg:y1="14.999cm" svg:x2="7.5cm" svg:y2="15.998cm" draw:start-shape="id3" draw:start-glue-point="6" draw:end-shape="id4" draw:end-glue-point="6" svg:d="m5249 14999v999h2251">
          <text:p text:style-name="P4"/>
        </draw:connector>
        <draw:custom-shape draw:style-name="gr1" draw:text-style-name="P2" draw:id="id8" draw:layer="layout" svg:width="4cm" svg:height="1cm" svg:x="9.5cm" svg:y="22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4.5cm" svg:height="1cm" svg:x="3cm" svg:y="13.999cm">
          <text:p text:style-name="P1"><text:span text:style-name="T1">cont_susp = cont_susp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cm" svg:y1="12.998cm" svg:x2="10.999cm" svg:y2="13.999cm" draw:start-shape="id5" draw:start-glue-point="7" draw:end-shape="id6" draw:end-glue-point="4" svg:d="m9000 12998h1999v1001">
          <text:p text:style-name="P4"/>
        </draw:connector>
        <draw:frame draw:style-name="gr4" draw:text-style-name="P5" draw:layer="layout" svg:width="2.5cm" svg:height="0.75cm" svg:x="9cm" svg:y="6.2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3.5cm" svg:y="6.25cm">
          <draw:text-box>
            <text:p text:style-name="P4"><text:span text:style-name="T1">no</text:span></text:p>
          </draw:text-box>
        </draw:frame>
        <draw:custom-shape draw:style-name="gr1" draw:text-style-name="P2" draw:id="id2" draw:layer="layout" svg:width="5cm" svg:height="1cm" svg:x="5.5cm" svg:y="7.999cm">
          <text:p text:style-name="P1"><text:span text:style-name="T1">Escribir “Introduzca</text:span></text:p>
          <text:p text:style-name="P1"><text:span text:style-name="T1">nota del alumno nº”, i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5" draw:layer="layout" svg:width="2.5cm" svg:height="0.75cm" svg:x="6cm" svg:y="12.249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9.5cm" svg:y="12.249cm">
          <draw:text-box>
            <text:p text:style-name="P4"><text:span text:style-name="T1">no</text:span></text:p>
          </draw:text-box>
        </draw:frame>
        <draw:connector draw:style-name="gr2" draw:text-style-name="P3" draw:layer="layout" draw:type="lines" svg:x1="11.499cm" svg:y1="21.5cm" svg:x2="11.499cm" svg:y2="22.5cm" draw:start-shape="id7" draw:start-glue-point="8" draw:end-shape="id8" draw:end-glue-point="4" svg:d="m11499 21500v501-1 500">
          <text:p text:style-name="P4"/>
        </draw:connector>
        <draw:custom-shape draw:style-name="gr1" draw:text-style-name="P2" draw:layer="layout" svg:width="4cm" svg:height="1.5cm" svg:x="9.5cm" svg:y="3.5cm">
          <text:p text:style-name="P1"><text:span text:style-name="T1">i = 1</text:span></text:p>
          <text:p text:style-name="P1"><text:span text:style-name="T1">cont_susp = 0</text:span></text:p>
          <text:p text:style-name="P1"><text:span text:style-name="T1">cont_aprob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cm" svg:height="2cm" svg:x="10.5cm" svg:y="6cm">
          <text:p text:style-name="P1"><text:span text:style-name="T1">i &lt;= 3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1cm" svg:x="5.5cm" svg:y="9.999cm">
          <text:p text:style-name="P1"><text:span text:style-name="T1">Leer no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6" draw:layer="layout" svg:width="5cm" svg:height="1cm" svg:x="8.5cm" svg:y="13.999cm">
          <text:p text:style-name="P1"><text:span text:style-name="T1">cont_aprob = cont_aprob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7cm" svg:y1="12.998cm" svg:x2="5.25cm" svg:y2="13.999cm" draw:start-shape="id5" draw:start-glue-point="5" draw:end-shape="id3" svg:d="m7000 12998h-1750v1001">
          <text:p text:style-name="P4"/>
        </draw:connector>
        <draw:connector draw:style-name="gr2" draw:text-style-name="P3" draw:layer="layout" svg:x1="10.999cm" svg:y1="14.999cm" svg:x2="8.5cm" svg:y2="15.998cm" draw:start-shape="id6" draw:start-glue-point="6" draw:end-shape="id4" draw:end-glue-point="10" svg:d="m10999 14999v999h-2499">
          <text:p text:style-name="P4"/>
        </draw:connector>
        <draw:connector draw:style-name="gr2" draw:text-style-name="P3" draw:layer="layout" draw:type="lines" svg:x1="8.001cm" svg:y1="10.999cm" svg:x2="7.999cm" svg:y2="11.999cm" draw:end-shape="id5" draw:end-glue-point="4" svg:d="m8001 10999v0l-2 500v500">
          <text:p text:style-name="P4"/>
        </draw:connector>
        <draw:connector draw:style-name="gr2" draw:text-style-name="P3" draw:layer="layout" draw:type="lines" svg:x1="8cm" svg:y1="8.999cm" svg:x2="7.998cm" svg:y2="9.999cm" svg:d="m8000 8999v0l-2 500v500">
          <text:p text:style-name="P4"/>
        </draw:connector>
        <draw:custom-shape draw:style-name="gr1" draw:text-style-name="P2" draw:id="id7" draw:layer="layout" svg:width="6cm" svg:height="1.5cm" svg:x="8.5cm" svg:y="20cm">
          <text:p text:style-name="P1"><text:span text:style-name="T1">Escribir</text:span></text:p>
          <text:p text:style-name="P1"><text:span text:style-name="T1">“</text:span><text:span text:style-name="T1">Suspensos: “, cont_susp,</text:span></text:p>
          <text:p text:style-name="P1"><text:span text:style-name="T1">“</text:span><text:span text:style-name="T1">Aprobados: “, cont_apro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line-skew="2.499cm 4.999cm" svg:x1="12.5cm" svg:y1="6.999cm" svg:x2="11.499cm" svg:y2="20cm" draw:start-shape="id1" draw:start-glue-point="7" draw:end-shape="id7" draw:end-glue-point="5" svg:d="m12500 6999h3000v12001h-4001v1000">
          <text:p text:style-name="P4"/>
        </draw:connector>
        <draw:connector draw:style-name="gr2" draw:text-style-name="P3" draw:layer="layout" draw:line-skew="0cm -7.751cm" svg:x1="7.999cm" svg:y1="18.5cm" svg:x2="11.499cm" svg:y2="6cm" draw:start-shape="id9" draw:start-glue-point="6" draw:end-shape="id1" draw:end-glue-point="4" svg:d="m7999 18500v501h-5999v-13501h9499v500">
          <text:p text:style-name="P4"/>
        </draw:connector>
        <draw:custom-shape draw:style-name="gr1" draw:text-style-name="P2" draw:id="id9" draw:layer="layout" svg:width="2cm" svg:height="1cm" svg:x="7cm" svg:y="17.5cm">
          <text:p text:style-name="P1"><text:span text:style-name="T1">i = i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999cm" svg:y1="16.499cm" svg:x2="7.999cm" svg:y2="17.5cm" draw:start-shape="id4" draw:start-glue-point="8" draw:end-shape="id9" draw:end-glue-point="4" svg:d="m7999 16499v1001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10-01T08:23:41</dc:date>
    <meta:editing-cycles>9</meta:editing-cycles>
    <meta:editing-duration>PT33M55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9"/>
  </office:meta>
</office:document-meta>
</file>